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0 submissions" table:style-name="ta1" table:print-ranges="'10 submissions'.A1:'10 submissions'.X109">
        <table:shapes>
          <draw:frame draw:z-index="0" draw:style-name="gr1" svg:width="10.2398in" svg:height="8.2425in" svg:x="0.0409in" svg:y="8.3512in">
            <draw:object draw:notify-on-update-of-ranges="'10 submissions'.B2:'10 submissions'.B25 '10 submissions'.C1:'10 submissions'.C1 '10 submissions'.C2:'10 submissions'.C25 '10 submissions'.G1:'10 submissions'.G1 '10 submissions'.G2:'10 submissions'.G25 '10 submissions'.O1:'10 submissions'.O1 '10 submissions'.O2:'10 submissions'.O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913in" svg:height="4.1819in" svg:x="10.3331in" svg:y="8.3244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5 'file:///home/ependergast/LexicalSimplify/data/Sheet2'#Sheet2.D7:'file:///home/ependergast/LexicalSimplify/data/Sheet2'#Sheet2.D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5.2906in" svg:height="4.1256in" svg:x="10.3535in" svg:y="12.526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3 'file:///home/ependergast/LexicalSimplify/data/Sheet2'#Sheet2.D5:'file:///home/ependergast/LexicalSimplify/data/Sheet2'#Sheet2.D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5.2909in" svg:height="4.1134in" svg:x="15.6547in" svg:y="8.3339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5 'file:///home/ependergast/LexicalSimplify/data/Sheet2'#Sheet2.E7:'file:///home/ependergast/LexicalSimplify/data/Sheet2'#Sheet2.E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5.3213in" svg:height="4.0449in" svg:x="15.6543in" svg:y="12.5551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3 'file:///home/ependergast/LexicalSimplify/data/Sheet2'#Sheet2.E5:'file:///home/ependergast/LexicalSimplify/data/Sheet2'#Sheet2.E2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K-L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387298334620742">
            <text:p>0.38729833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tensified</text:p>
          </table:table-cell>
          <table:table-cell office:value-type="float" office:value="0.468213122712422">
            <text:p>0.468213122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857159391374919">
            <text:p>0.85715939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ceived</text:p>
          </table:table-cell>
          <table:table-cell office:value-type="float" office:value="-0.0892574205256839">
            <text:p>-0.08925742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15191090506255">
            <text:p>0.15191090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overeign</text:p>
          </table:table-cell>
          <table:table-cell office:value-type="float" office:value="0.80471895621705">
            <text:p>0.8047189562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28347335475692">
            <text:p>0.2834733548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0909090909090909">
            <text:p>0.090909090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stallment</text:p>
          </table:table-cell>
          <table:table-cell office:value-type="float" office:value="-0.0810930216216329">
            <text:p>-0.08109302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42379344841321">
            <text:p>0.4237934484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obligated</text:p>
          </table:table-cell>
          <table:table-cell office:value-type="float" office:value="1.35366965709865">
            <text:p>1.3536696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950262193466398">
            <text:p>0.95026219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ublished</text:p>
          </table:table-cell>
          <table:table-cell office:value-type="float" office:value="0.131820140545774">
            <text:p>0.13182014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693375245281537">
            <text:p>0.693375245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arcass</text:p>
          </table:table-cell>
          <table:table-cell office:value-type="float" office:value="0.253702265092701">
            <text:p>0.253702265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898717034272917">
            <text:p>0.8987170343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142857142857143">
            <text:p>0.142857142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atellite</text:p>
          </table:table-cell>
          <table:table-cell office:value-type="float" office:value="-0.0924904078963549">
            <text:p>-0.092490407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5257934441568">
            <text:p>0.95257934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cient</text:p>
          </table:table-cell>
          <table:table-cell office:value-type="float" office:value="0.356674943938732">
            <text:p>0.3566749439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492365963917331">
            <text:p>0.49236596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363636363636364">
            <text:p>0.3636363636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actice</text:p>
          </table:table-cell>
          <table:table-cell office:value-type="float" office:value="0.659167373200866">
            <text:p>0.659167373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465378920995517">
            <text:p>0.465378921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dited</text:p>
          </table:table-cell>
          <table:table-cell office:value-type="float" office:value="0.394460761751944">
            <text:p>0.3944607618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833333333333333">
            <text:p>0.8333333333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vad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718381116519239">
            <text:p>0.7183811165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tagonist</text:p>
          </table:table-cell>
          <table:table-cell office:value-type="float" office:value="0.375341797525151">
            <text:p>0.37534179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0.98780487804878">
            <text:p>0.987804878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b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703736147442627">
            <text:p>0.70373614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edominantly</text:p>
          </table:table-cell>
          <table:table-cell office:value-type="float" office:value="0.505919686071069">
            <text:p>0.50591968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03978357455697">
            <text:p>0.90397835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unded</text:p>
          </table:table-cell>
          <table:table-cell office:value-type="float" office:value="0.255412811882995">
            <text:p>0.2554128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255155181539914">
            <text:p>0.2551551815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longevit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314485451016575">
            <text:p>0.3144854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ettl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10299127363512">
            <text:p>0.91029912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oduced</text:p>
          </table:table-cell>
          <table:table-cell office:value-type="float" office:value="-0.0471132142625533">
            <text:p>-0.0471132143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753778361444409">
            <text:p>0.75377836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571428571428571">
            <text:p>0.571428571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petitions</text:p>
          </table:table-cell>
          <table:table-cell office:value-type="float" office:value="0.145551583016184">
            <text:p>0.145551583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868599036215379">
            <text:p>0.868599036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otballer</text:p>
          </table:table-cell>
          <table:table-cell office:value-type="float" office:value="0.0323821119067654">
            <text:p>0.0323821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3883734673619">
            <text:p>0.9938837347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nceals</text:p>
          </table:table-cell>
          <table:table-cell office:value-type="float" office:value="0.105360515657826">
            <text:p>0.10536051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92593923901217">
            <text:p>0.79259392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111111111111111">
            <text:p>0.1111111111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xpress</text:p>
          </table:table-cell>
          <table:table-cell office:value-type="float" office:value="0.391731051554796">
            <text:p>0.39173105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">
            <text:p>0.4</text:p>
          </table:table-cell>
        </table:table-row>
      </table:table>
      <table:table table:name="10 Sub correlation" table:style-name="ta1" table:print="false">
        <table:shapes>
          <draw:frame draw:z-index="0" draw:style-name="gr1" svg:width="6.8528in" svg:height="4.115in" svg:x="6.1531in" svg:y="0.0524in">
            <draw:object draw:notify-on-update-of-ranges="'file:///home/ependergast/LexicalSimplify/data/Sheet2'#Sheet2.A2:'file:///home/ependergast/LexicalSimplify/data/Sheet2'#Sheet2.A25 'file:///home/ependergast/LexicalSimplify/data/Sheet2'#Sheet2.B2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8752in" svg:height="4.0028in" svg:x="6.1748in" svg:y="4.5091in">
            <draw:object draw:notify-on-update-of-ranges="'file:///home/ependergast/LexicalSimplify/data/Sheet2'#Sheet2.A2:'file:///home/ependergast/LexicalSimplify/data/Sheet2'#Sheet2.A25 'file:///home/ependergast/LexicalSimplify/data/Sheet2'#Sheet2.B2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6677in" svg:height="4.1382in" svg:x="13.3461in" svg:y="0.0811in">
            <draw:object draw:notify-on-update-of-range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7555in" svg:height="4.0972in" svg:x="13.3571in" svg:y="4.4772in">
            <draw:object draw:notify-on-update-of-range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8.6213in" svg:height="3.8882in" svg:x="1.4819in" svg:y="8.7283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5 'file:///home/ependergast/LexicalSimplify/data/Sheet2'#Sheet2.D7:'file:///home/ependergast/LexicalSimplify/data/Sheet2'#Sheet2.D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8.6043in" svg:height="3.8197in" svg:x="1.4819in" svg:y="12.8874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5 'file:///home/ependergast/LexicalSimplify/data/Sheet2'#Sheet2.E7:'file:///home/ependergast/LexicalSimplify/data/Sheet2'#Sheet2.E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5335in" svg:height="3.8008in" svg:x="11.1732in" svg:y="8.8138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3 'file:///home/ependergast/LexicalSimplify/data/Sheet2'#Sheet2.D5:'file:///home/ependergast/LexicalSimplify/data/Sheet2'#Sheet2.D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8.6213in" svg:height="3.5823in" svg:x="11.1181in" svg:y="12.8146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3 'file:///home/ependergast/LexicalSimplify/data/Sheet2'#Sheet2.E5:'file:///home/ependergast/LexicalSimplify/data/Sheet2'#Sheet2.E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  <table:table-cell office:value-type="string">
            <text:p>Cosine</text:p>
          </table:table-cell>
          <table:table-cell office:value-type="string">
            <text:p>Overlap</text:p>
          </table:table-cell>
          <table:table-cell office:value-type="string">
            <text:p>Jaccard</text:p>
          </table:table-cell>
        </table:table-row>
        <table:table-row table:style-name="ro1">
          <table:table-cell office:value-type="string">
            <text:p><text:s/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  <table:table-cell office:value-type="float" office:value="0.387298334620742">
            <text:p>0.3872983346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  <table:table-cell office:value-type="float" office:value="0.857159391374919">
            <text:p>0.857159391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  <table:table-cell office:value-type="float" office:value="0.15191090506255">
            <text:p>0.151910905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  <table:table-cell office:value-type="float" office:value="0.28347335475692">
            <text:p>0.2834733548</text:p>
          </table:table-cell>
          <table:table-cell office:value-type="float" office:value="0.2">
            <text:p>0.2</text:p>
          </table:table-cell>
          <table:table-cell office:value-type="float" office:value="0.0909090909090909">
            <text:p>0.0909090909</text:p>
          </table:table-cell>
        </table:table-row>
        <table:table-row table:style-name="ro1">
          <table:table-cell office:value-type="string">
            <text:p><text:s/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  <table:table-cell office:value-type="float" office:value="0.42379344841321">
            <text:p>0.4237934484</text:p>
          </table:table-cell>
          <table:table-cell office:value-type="float" office:value="0.2">
            <text:p>0.2</text:p>
          </table:table-cell>
          <table:table-cell office:value-type="float" office:value="0.166666666666667">
            <text:p>0.1666666667</text:p>
          </table:table-cell>
        </table:table-row>
        <table:table-row table:style-name="ro1">
          <table:table-cell office:value-type="string">
            <text:p><text:s/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  <table:table-cell office:value-type="float" office:value="0.950262193466398">
            <text:p>0.9502621935</text:p>
          </table:table-cell>
          <table:table-cell office:value-type="float" office:value="0.777777777777778">
            <text:p>0.777777777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  <table:table-cell office:value-type="float" office:value="0.693375245281537">
            <text:p>0.6933752453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  <table:table-cell office:value-type="float" office:value="0.898717034272917">
            <text:p>0.8987170343</text:p>
          </table:table-cell>
          <table:table-cell office:value-type="float" office:value="0.6">
            <text:p>0.6</text:p>
          </table:table-cell>
          <table:table-cell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<text:s/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  <table:table-cell office:value-type="float" office:value="0.95257934441568">
            <text:p>0.9525793444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  <table:table-cell office:value-type="float" office:value="0.492365963917331">
            <text:p>0.4923659639</text:p>
          </table:table-cell>
          <table:table-cell office:value-type="float" office:value="0.4">
            <text:p>0.4</text:p>
          </table:table-cell>
          <table:table-cell office:value-type="float" office:value="0.363636363636364">
            <text:p>0.3636363636</text:p>
          </table:table-cell>
        </table:table-row>
        <table:table-row table:style-name="ro1">
          <table:table-cell office:value-type="string">
            <text:p><text:s/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  <table:table-cell office:value-type="float" office:value="0.465378920995517">
            <text:p>0.465378921</text:p>
          </table:table-cell>
          <table:table-cell office:value-type="float" office:value="0.444444444444444">
            <text:p>0.4444444444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invaded</text:p>
          </table:table-cell>
          <table:table-cell table:number-columns-repeated="2" office:value-type="float" office:value="0.698970004336019">
            <text:p>0.6989700043</text:p>
          </table:table-cell>
          <table:table-cell office:value-type="float" office:value="0.833333333333333">
            <text:p>0.833333333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  <table:table-cell office:value-type="float" office:value="0.718381116519239">
            <text:p>0.7183811165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combat</text:p>
          </table:table-cell>
          <table:table-cell table:number-columns-repeated="2" office:value-type="float" office:value="0.141181741504608">
            <text:p>0.1411817415</text:p>
          </table:table-cell>
          <table:table-cell office:value-type="float" office:value="0.98780487804878">
            <text:p>0.987804878</text:p>
          </table:table-cell>
          <table:table-cell office:value-type="float" office:value="0.9">
            <text:p>0.9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  <table:table-cell office:value-type="float" office:value="0.703736147442627">
            <text:p>0.7037361474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  <table:table-cell office:value-type="float" office:value="0.903978357455697">
            <text:p>0.9039783575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  <table:table-cell office:value-type="float" office:value="0.255155181539914">
            <text:p>0.2551551815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  <table:table-cell office:value-type="float" office:value="0.314485451016575">
            <text:p>0.314485451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  <table:table-cell office:value-type="float" office:value="0.910299127363512">
            <text:p>0.910299127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  <table:table-cell office:value-type="float" office:value="0.753778361444409">
            <text:p>0.7537783614</text:p>
          </table:table-cell>
          <table:table-cell office:value-type="float" office:value="0.6">
            <text:p>0.6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<text:s/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  <table:table-cell office:value-type="float" office:value="0.868599036215379">
            <text:p>0.8685990362</text:p>
          </table:table-cell>
          <table:table-cell office:value-type="float" office:value="0.6">
            <text:p>0.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  <table:table-cell office:value-type="float" office:value="0.993883734673619">
            <text:p>0.993883734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  <table:table-cell office:value-type="float" office:value="0.792593923901217">
            <text:p>0.7925939239</text:p>
          </table:table-cell>
          <table:table-cell office:value-type="float" office:value="0.4">
            <text:p>0.4</text:p>
          </table:table-cell>
          <table:table-cell office:value-type="float" office:value="0.111111111111111">
            <text:p>0.1111111111</text:p>
          </table:table-cell>
        </table:table-row>
      </table:table>
      <table:table table:name="50 Sub Correlation" table:style-name="ta1" table:print="false">
        <table:shapes>
          <draw:frame draw:z-index="0" draw:style-name="gr1" svg:width="5.2795in" svg:height="4.1224in" svg:x="15.5748in" svg:y="4.1031in">
            <draw:object draw:notify-on-update-of-ranges="'50 Sub Correlation'.B2:'50 Sub Correlation'.B25 '50 Sub Correlation'.E2:'50 Sub Correlation'.E2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5.3752in" svg:height="3.9669in" svg:x="15.5122in" svg:y="0.0917in">
            <draw:object draw:notify-on-update-of-ranges="'50 Sub Correlation'.C2:'50 Sub Correlation'.C25 '50 Sub Correlation'.E1:'50 Sub Correlation'.E1 '50 Sub Correlation'.E2:'50 Sub Correlation'.E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5.3866in" svg:height="4.2142in" svg:x="10.1882in" svg:y="4.0882in">
            <draw:object draw:notify-on-update-of-ranges="'50 Sub Correlation'.B2:'50 Sub Correlation'.B25 '50 Sub Correlation'.D1:'50 Sub Correlation'.D1 '50 Sub Correlation'.D2:'50 Sub Correlation'.D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5.3311in" svg:height="4.0587in" svg:x="10.1969in" svg:y="0in">
            <draw:object draw:notify-on-update-of-ranges="'50 Sub Correlation'.C2:'50 Sub Correlation'.C25 '50 Sub Correlation'.D1:'50 Sub Correlation'.D1 '50 Sub Correlation'.D2:'50 Sub Correlation'.D2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No Context</text:p>
          </table:table-cell>
          <table:table-cell office:value-type="string">
            <text:p>Context</text:p>
          </table:table-cell>
          <table:table-cell office:value-type="string">
            <text:p>Cosine Similarity</text:p>
          </table:table-cell>
          <table:table-cell office:value-type="string">
            <text:p>Overlap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combat</text:p>
          </table:table-cell>
          <table:table-cell table:number-columns-repeated="2" office:value-type="float" office:value="0.117151887086692">
            <text:p>0.1171518871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</table:table-row>
      </table:table>
      <table:table table:name="50 Submissions" table:style-name="ta1" table:print="false">
        <table:shapes>
          <draw:frame draw:z-index="0" draw:style-name="gr1" svg:width="10.1287in" svg:height="8.2035in" svg:x="0in" svg:y="8.3413in">
            <draw:object draw:notify-on-update-of-ranges="'50 Submissions'.B2:'50 Submissions'.B25 '50 Submissions'.C1:'50 Submissions'.C1 '50 Submissions'.C2:'50 Submissions'.C25 '50 Submissions'.G1:'50 Submissions'.G1 '50 Submissions'.G2:'50 Submissions'.G25 '50 Submissions'.K1:'50 Submissions'.K1 '50 Submissions'.K2:'50 Submissions'.K2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686332845566441">
            <text:p>0.686332845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42424242424242">
            <text:p>0.242424242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95833333333333">
            <text:p>0.3958333333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993437243484622">
            <text:p>0.99343724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454545454545455">
            <text:p>0.454545454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62">
            <text:p>0.62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514621867455888">
            <text:p>0.51462186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411764705882353">
            <text:p>0.411764705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448979591836735">
            <text:p>0.4489795918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461347273628533">
            <text:p>0.461347273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354166666666667">
            <text:p>0.3541666667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70952389460125">
            <text:p>0.70952389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839048526599423">
            <text:p>0.83904852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489795918367347">
            <text:p>0.489795918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855717460459981">
            <text:p>0.8557174605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71428571428571">
            <text:p>0.571428571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993289567069583">
            <text:p>0.99328956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266666666666667">
            <text:p>0.2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714285714285714">
            <text:p>0.7142857143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998148102735">
            <text:p>0.9998148103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86">
            <text:p>0.86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87541633443331">
            <text:p>0.87541633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189189189189189">
            <text:p>0.189189189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826439304394101">
            <text:p>0.82643930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571428571428571">
            <text:p>0.571428571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9578125">
            <text:p>0.9578125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260869565217391">
            <text:p>0.2608695652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68">
            <text:p>0.68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666185186948582">
            <text:p>0.6661851869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469387755102041">
            <text:p>0.4693877551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4">
            <text:p>0.9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933619041220199">
            <text:p>0.9336190412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66">
            <text:p>0.66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.741619848709566">
            <text:p>0.7416198487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.125">
            <text:p>0.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.104166666666667">
            <text:p>0.1041666667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899394102839033">
            <text:p>0.8993941028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673469387755102">
            <text:p>0.6734693878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709558565099675">
            <text:p>0.70955856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6">
            <text:p>0.36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838643679508982">
            <text:p>0.8386436795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458333333333333">
            <text:p>0.4583333333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59488504004464">
            <text:p>0.95948850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965286857054951">
            <text:p>0.96528685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8">
            <text:p>0.68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728912956138811">
            <text:p>0.7289129561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56">
            <text:p>0.56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9000234916772">
            <text:p>0.9990002349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666666666666667">
            <text:p>0.6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4">
            <text:p>0.94</text:p>
          </table:table-cell>
        </table:table-row>
        <table:table-row table:style-name="ro3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33377776641933">
            <text:p>0.73337777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388888888888889">
            <text:p>0.3888888889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6">
            <text:p>0.46</text:p>
          </table:table-cell>
        </table:table-row>
      </table:table>
      <table:database-ranges>
        <table:database-range table:target-range-address="'50 Submissions'.O1:'50 Submissions'.Q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6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2T16:25:36</dc:date>
    <dc:creator>Edward Pendergast</dc:creator>
    <meta:generator>LibreOffice/3.3$Unix LibreOffice_project/330m19$Build-401</meta:generator>
    <meta:printed-by>Edward Pendergast</meta:printed-by>
    <meta:print-date>2012-06-26T16:09:11</meta:print-date>
    <meta:editing-duration>PT21H37M19S</meta:editing-duration>
    <meta:editing-cycles>5</meta:editing-cycles>
    <meta:document-statistic meta:table-count="4" meta:cell-count="78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display-label="true" chart:logarithmic="false" chart:minimum="-0.1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1cm" svg:height="20.937cm" xlink:href=".." xlink:type="simple" chart:class="chart:bar" chart:style-name="ch1">
        <chart:title svg:x="10.448cm" svg:y="0.554cm" chart:style-name="ch2">
          <text:p>Similarity indices for HITs</text:p>
        </chart:title>
        <chart:legend chart:legend-position="end" svg:x="17.425cm" svg:y="18.746cm" chart:style-name="ch3"/>
        <chart:plot-area chart:style-name="ch4" table:cell-range-address="'10 submissions'.B2:'10 submissions'.C25 '10 submissions'.C1:'10 submissions'.C1 '10 submissions'.G1:'10 submissions'.G25 '10 submissions'.O1:'10 submissions'.O25" chart:data-source-has-labels="both" svg:x="1.216cm" svg:y="1.586cm" svg:width="24.231cm" svg:height="17.696cm">
          <chartooo:coordinate-region svg:x="2.049cm" svg:y="1.586cm" svg:width="23.398cm" svg:height="15.197cm"/>
          <chart:axis chart:dimension="x" chart:name="primary-x" chart:style-name="ch5">
            <chart:title svg:x="12.387cm" svg:y="19.7cm" chart:style-name="ch6">
              <text:p>Target Word</text:p>
            </chart:title>
            <chart:categories table:cell-range-address="'10 submissions'.B2:'10 submissions'.B25"/>
            <chart:grid chart:style-name="ch7" chart:class="major"/>
          </chart:axis>
          <chart:axis chart:dimension="y" chart:name="primary-y" chart:style-name="ch8">
            <chart:title svg:x="0.136cm" svg:y="11.431cm" chart:style-name="ch9">
              <text:p>Similarity 0-1</text:p>
            </chart:title>
            <chart:grid chart:style-name="ch10" chart:class="major"/>
          </chart:axis>
          <chart:series chart:style-name="ch11" chart:values-cell-range-address="'10 submissions'.C2:'10 submissions'.C25" chart:label-cell-address="'10 submissions'.C1:'10 submissions'.C1" chart:class="chart:bar">
            <chart:data-point chart:repeated="24"/>
          </chart:series>
          <chart:series chart:style-name="ch12" chart:values-cell-range-address="'10 submissions'.G2:'10 submissions'.G25" chart:label-cell-address="'10 submissions'.G1:'10 submissions'.G1" chart:class="chart:bar">
            <chart:data-point chart:repeated="24"/>
          </chart:series>
          <chart:series chart:style-name="ch13" chart:values-cell-range-address="'10 submissions'.O2:'10 submissions'.O25" chart:label-cell-address="'10 submissions'.O1:'10 submissions'.O1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'10 submissions'.C1:'10 submissions'.C1</svg:desc>
                </draw:g>
              </table:table-cell>
              <table:table-cell office:value-type="string">
                <text:p>Jaccard Similarity</text:p>
                <draw:g>
                  <svg:desc>'10 submissions'.G1:'10 submissions'.G1</svg:desc>
                </draw:g>
              </table:table-cell>
              <table:table-cell office:value-type="string">
                <text:p>Overlap</text:p>
                <draw:g>
                  <svg:desc>'10 submissions'.O1:'10 submission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10 submissions'.B2:'10 submissions'.B25</svg:desc>
                </draw:g>
              </table:table-cell>
              <table:table-cell office:value-type="float" office:value="0.387298334620742">
                <text:p>0.387298334620742</text:p>
                <draw:g>
                  <svg:desc>'10 submissions'.C2:'10 submissions'.C25</svg:desc>
                </draw:g>
              </table:table-cell>
              <table:table-cell office:value-type="float" office:value="0.25">
                <text:p>0.25</text:p>
                <draw:g>
                  <svg:desc>'10 submissions'.G2:'10 submissions'.G25</svg:desc>
                </draw:g>
              </table:table-cell>
              <table:table-cell office:value-type="float" office:value="0.3">
                <text:p>0.3</text:p>
                <draw:g>
                  <svg:desc>'10 submissions'.O2:'10 submissions'.O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857159391374919">
                <text:p>0.857159391374919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15191090506255">
                <text:p>0.1519109050625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28347335475692">
                <text:p>0.283473354756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42379344841321">
                <text:p>0.423793448413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50262193466398">
                <text:p>0.950262193466398</text:p>
              </table:table-cell>
              <table:table-cell office:value-type="float" office:value="0.4">
                <text:p>0.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93375245281537">
                <text:p>0.693375245281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898717034272917">
                <text:p>0.89871703427291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5257934441568">
                <text:p>0.952579344415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492365963917331">
                <text:p>0.49236596391733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465378920995517">
                <text:p>0.465378920995517</text:p>
              </table:table-cell>
              <table:table-cell office:value-type="float" office:value="0.375">
                <text:p>0.3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18381116519239">
                <text:p>0.71838111651923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703736147442627">
                <text:p>0.7037361474426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03978357455697">
                <text:p>0.9039783574556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255155181539914">
                <text:p>0.25515518153991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314485451016575">
                <text:p>0.3144854510165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10299127363512">
                <text:p>0.910299127363512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53778361444409">
                <text:p>0.75377836144440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868599036215379">
                <text:p>0.868599036215379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3883734673619">
                <text:p>0.993883734673619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92593923901217">
                <text:p>0.79259392390121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1cm" svg:height="10.623cm" xlink:href=".." xlink:type="simple" chart:class="chart:scatter" chart:style-name="ch1">
        <chart:title svg:x="3.144cm" svg:y="0.348cm" chart:style-name="ch2">
          <text:p>Context Entropy vs Cosine Similarity</text:p>
        </chart:title>
        <chart:subtitle svg:x="5.274cm" svg:y="1.339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279cm" svg:y="2.446cm" svg:width="11.626cm" svg:height="6.984cm">
          <chartooo:coordinate-region svg:x="2.006cm" svg:y="2.645cm" svg:width="10.805cm" svg:height="6.138cm"/>
          <chart:axis chart:dimension="x" chart:name="primary-x" chart:style-name="ch5">
            <chart:title svg:x="6.492cm" svg:y="9.642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5">
            <chart:title svg:x="0.451cm" svg:y="7.133cm" chart:style-name="ch7">
              <text:p>Cosin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9cm" svg:height="10.48cm" xlink:href=".." xlink:type="simple" chart:class="chart:scatter" chart:style-name="ch1">
        <chart:title svg:x="2.813cm" svg:y="0.345cm" chart:style-name="ch2">
          <text:p>No Context Entropy vs Cosine Similarity</text:p>
        </chart:title>
        <chart:subtitle svg:x="5.273cm" svg:y="1.333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279cm" svg:y="2.434cm" svg:width="11.624cm" svg:height="6.856cm">
          <chartooo:coordinate-region svg:x="2.006cm" svg:y="2.633cm" svg:width="10.71cm" svg:height="6.01cm"/>
          <chart:axis chart:dimension="x" chart:name="primary-x" chart:style-name="ch5">
            <chart:title svg:x="6.491cm" svg:y="9.499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7">
            <chart:title svg:x="0.451cm" svg:y="7.15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cm" svg:height="10.449cm" xlink:href=".." xlink:type="simple" chart:class="chart:scatter" chart:style-name="ch1">
        <chart:title svg:x="4.044cm" svg:y="0.344cm" chart:style-name="ch2">
          <text:p>Context Entropy vs Overlap</text:p>
        </chart:title>
        <chart:subtitle svg:x="5.274cm" svg:y="1.331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279cm" svg:y="2.43cm" svg:width="11.625cm" svg:height="6.83cm">
          <chartooo:coordinate-region svg:x="1.9cm" svg:y="2.629cm" svg:width="10.91cm" svg:height="5.984cm"/>
          <chart:axis chart:dimension="x" chart:name="primary-x" chart:style-name="ch5">
            <chart:title svg:x="6.491cm" svg:y="9.468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7">
            <chart:title svg:x="0.451cm" svg:y="6.45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7cm" svg:height="10.275cm" xlink:href=".." xlink:type="simple" chart:class="chart:scatter" chart:style-name="ch1">
        <chart:title svg:x="3.751cm" svg:y="0.341cm" chart:style-name="ch2">
          <text:p>No Context Entropy vs Overlap</text:p>
        </chart:title>
        <chart:subtitle svg:x="5.312cm" svg:y="1.325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281cm" svg:y="2.418cm" svg:width="11.696cm" svg:height="6.671cm">
          <chartooo:coordinate-region svg:x="1.902cm" svg:y="2.617cm" svg:width="10.888cm" svg:height="5.825cm"/>
          <chart:axis chart:dimension="x" chart:name="primary-x" chart:style-name="ch5">
            <chart:title svg:x="6.529cm" svg:y="9.294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5">
            <chart:title svg:x="0.451cm" svg:y="6.366cm" chart:style-name="ch7">
              <text:p>Overlap</text:p>
            </chart:title>
            <chart:grid chart:style-name="ch8" chart:class="major"/>
          </chart:axis>
          <chart:series chart:style-name="ch9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728cm" svg:height="20.838cm" xlink:href=".." xlink:type="simple" chart:class="chart:bar" chart:style-name="ch1">
        <chart:title svg:x="11.034cm" svg:y="0.552cm" chart:style-name="ch2">
          <text:p>Similarity 50 Subs</text:p>
        </chart:title>
        <chart:legend chart:legend-position="top" svg:x="8.807cm" svg:y="1.932cm" chart:style-name="ch3"/>
        <chart:plot-area chart:style-name="ch4" table:cell-range-address="'50 Submissions'.B2:'50 Submissions'.C25 '50 Submissions'.B1:'50 Submissions'.C1 '50 Submissions'.G1:'50 Submissions'.G25 '50 Submissions'.K1:'50 Submissions'.K25" chart:data-source-has-labels="both" svg:x="1.525cm" svg:y="3.354cm" svg:width="23.175cm" svg:height="16.087cm">
          <chartooo:coordinate-region svg:x="2.252cm" svg:y="3.553cm" svg:width="22.448cm" svg:height="13.389cm"/>
          <chart:axis chart:dimension="x" chart:name="primary-x" chart:style-name="ch5">
            <chart:title svg:x="12.578cm" svg:y="19.857cm" chart:style-name="ch6">
              <text:p>Words</text:p>
            </chart:title>
            <chart:categories table:cell-range-address="'50 Submissions'.B2:'50 Submissions'.B25"/>
            <chart:grid chart:style-name="ch7" chart:class="major"/>
          </chart:axis>
          <chart:axis chart:dimension="y" chart:name="primary-y" chart:style-name="ch8">
            <chart:title svg:x="0.451cm" svg:y="12.499cm" chart:style-name="ch9">
              <text:p>Similarity (0-1)</text:p>
            </chart:title>
            <chart:grid chart:style-name="ch7" chart:class="major"/>
          </chart:axis>
          <chart:series chart:style-name="ch10" chart:values-cell-range-address="'50 Submissions'.C2:'50 Submissions'.C25" chart:label-cell-address="'50 Submissions'.C1:'50 Submissions'.C1" chart:class="chart:bar">
            <chart:mean-value chart:style-name="ch11"/>
            <chart:data-point chart:repeated="24"/>
          </chart:series>
          <chart:series chart:style-name="ch12" chart:values-cell-range-address="'50 Submissions'.G2:'50 Submissions'.G25" chart:label-cell-address="'50 Submissions'.G1:'50 Submissions'.G1" chart:class="chart:bar">
            <chart:data-point chart:repeated="24"/>
          </chart:series>
          <chart:series chart:style-name="ch13" chart:values-cell-range-address="'50 Submissions'.K2:'50 Submissions'.K25" chart:label-cell-address="'50 Submissions'.K1:'50 Submissions'.K1" chart:class="chart:bar">
            <chart:mean-value chart:style-name="ch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'50 Submissions'.C1:'50 Submissions'.C1</svg:desc>
                </draw:g>
              </table:table-cell>
              <table:table-cell office:value-type="string">
                <text:p>Jaccard Similarity</text:p>
                <draw:g>
                  <svg:desc>'50 Submissions'.G1:'50 Submissions'.G1</svg:desc>
                </draw:g>
              </table:table-cell>
              <table:table-cell office:value-type="string">
                <text:p>Overlap</text:p>
                <draw:g>
                  <svg:desc>'50 Submissions'.K1:'50 Submission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50 Submissions'.B2:'50 Submissions'.B25</svg:desc>
                </draw:g>
              </table:table-cell>
              <table:table-cell office:value-type="float" office:value="0.686332845566441">
                <text:p>0.686332845566441</text:p>
                <draw:g>
                  <svg:desc>'50 Submissions'.C2:'50 Submissions'.C25</svg:desc>
                </draw:g>
              </table:table-cell>
              <table:table-cell office:value-type="float" office:value="0.242424242424242">
                <text:p>0.242424242424242</text:p>
                <draw:g>
                  <svg:desc>'50 Submissions'.G2:'50 Submissions'.G25</svg:desc>
                </draw:g>
              </table:table-cell>
              <table:table-cell office:value-type="float" office:value="0.395833333333333">
                <text:p>0.395833333333333</text:p>
                <draw:g>
                  <svg:desc>'50 Submissions'.K2:'50 Submissions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0.4">
                <text:p>0.4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0.3125">
                <text:p>0.312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578125">
                <text:p>0.9578125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0.4">
                <text:p>0.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0.125">
                <text:p>0.1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0.25">
                <text:p>0.2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1cm" svg:height="10.472cm" xlink:href=".." xlink:type="simple" chart:class="chart:scatter" chart:style-name="ch1">
        <chart:title svg:x="3.698cm" svg:y="0.345cm" chart:style-name="ch2">
          <text:p>No Context Entropy vs Overlap</text:p>
        </chart:title>
        <chart:plot-area chart:style-name="ch3" table:cell-range-address="'50 Sub Correlation'.B2:'50 Sub Correlation'.B25 '50 Sub Correlation'.E2:'50 Sub Correlation'.E25" svg:x="1.279cm" svg:y="1.751cm" svg:width="11.596cm" svg:height="7.531cm">
          <chartooo:coordinate-region svg:x="2.006cm" svg:y="1.95cm" svg:width="10.776cm" svg:height="6.685cm"/>
          <chart:axis chart:dimension="x" chart:name="primary-x" chart:style-name="ch4">
            <chart:title svg:x="6.477cm" svg:y="9.491cm" chart:style-name="ch5">
              <text:p>Entropy</text:p>
            </chart:title>
          </chart:axis>
          <chart:axis chart:dimension="y" chart:name="primary-y" chart:style-name="ch6">
            <chart:title svg:x="0.451cm" svg:y="6.129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class="chart:scatter">
            <chart:domain table:cell-range-address="'50 Sub Correlation'.B2:'50 Sub Correlation'.B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54cm" svg:height="10.077cm" xlink:href=".." xlink:type="simple" chart:class="chart:scatter" chart:style-name="ch1">
        <chart:title svg:x="4.151cm" svg:y="0.337cm" chart:style-name="ch2">
          <text:p>Context Entropy vs Overlap</text:p>
        </chart:title>
        <chart:plot-area chart:style-name="ch3" table:cell-range-address="'50 Sub Correlation'.C2:'50 Sub Correlation'.C25 '50 Sub Correlation'.E1:'50 Sub Correlation'.E25" chart:data-source-has-labels="row" svg:x="1.284cm" svg:y="1.719cm" svg:width="11.824cm" svg:height="7.176cm">
          <chartooo:coordinate-region svg:x="2.011cm" svg:y="1.918cm" svg:width="11.003cm" svg:height="6.33cm"/>
          <chart:axis chart:dimension="x" chart:name="primary-x" chart:style-name="ch4">
            <chart:title svg:x="6.596cm" svg:y="9.096cm" chart:style-name="ch5">
              <text:p>Entropy</text:p>
            </chart:title>
          </chart:axis>
          <chart:axis chart:dimension="y" chart:name="primary-y" chart:style-name="ch6">
            <chart:title svg:x="0.451cm" svg:y="5.92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label-cell-address="'50 Sub Correlation'.E1:'50 Sub Correlation'.E1" chart:class="chart:scatter">
            <chart:domain table:cell-range-address="'50 Sub Correlation'.C2:'50 Sub Correlation'.C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verlap</text:p>
                <draw:g>
                  <svg:desc>'50 Sub Correlation'.E1:'50 Sub Corre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83cm" svg:height="10.705cm" xlink:href=".." xlink:type="simple" chart:class="chart:scatter" chart:style-name="ch1">
        <chart:title svg:x="2.935cm" svg:y="0.35cm" chart:style-name="ch2">
          <text:p>No Context Entropy vs Cosine Similarity</text:p>
        </chart:title>
        <chart:plot-area chart:style-name="ch3" table:cell-range-address="'50 Sub Correlation'.B2:'50 Sub Correlation'.B25 '50 Sub Correlation'.D1:'50 Sub Correlation'.D25" chart:data-source-has-labels="row" svg:x="1.284cm" svg:y="1.771cm" svg:width="11.853cm" svg:height="7.739cm">
          <chartooo:coordinate-region svg:x="2.011cm" svg:y="1.97cm" svg:width="11.032cm" svg:height="6.893cm"/>
          <chart:axis chart:dimension="x" chart:name="primary-x" chart:style-name="ch4">
            <chart:title svg:x="6.61cm" svg:y="9.724cm" chart:style-name="ch5">
              <text:p>Entropy</text:p>
            </chart:title>
          </chart:axis>
          <chart:axis chart:dimension="y" chart:name="primary-y" chart:style-name="ch4">
            <chart:title svg:x="0.451cm" svg:y="6.359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B2:'50 Sub Correlation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2cm" svg:height="10.31cm" xlink:href=".." xlink:type="simple" chart:class="chart:scatter" chart:style-name="ch1">
        <chart:title svg:x="3.195cm" svg:y="0.342cm" chart:style-name="ch2">
          <text:p>Context Entropy vs Cosine Similarity</text:p>
        </chart:title>
        <chart:plot-area chart:style-name="ch3" table:cell-range-address="'50 Sub Correlation'.C2:'50 Sub Correlation'.D25 '50 Sub Correlation'.D1:'50 Sub Correlation'.D1" chart:data-source-has-labels="row" svg:x="1.281cm" svg:y="1.739cm" svg:width="11.721cm" svg:height="7.384cm">
          <chartooo:coordinate-region svg:x="2.008cm" svg:y="1.938cm" svg:width="10.9cm" svg:height="6.538cm"/>
          <chart:axis chart:dimension="x" chart:name="primary-x" chart:style-name="ch4">
            <chart:title svg:x="6.541cm" svg:y="9.329cm" chart:style-name="ch5">
              <text:p>Entropy</text:p>
            </chart:title>
          </chart:axis>
          <chart:axis chart:dimension="y" chart:name="primary-y" chart:style-name="ch4">
            <chart:title svg:x="0.451cm" svg:y="6.15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C2:'50 Sub Correlation'.C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7cm" svg:height="10.453cm" xlink:href=".." xlink:type="simple" chart:class="chart:scatter" chart:style-name="ch1">
        <chart:title svg:x="5.074cm" svg:y="0.345cm" chart:style-name="ch2">
          <text:p>Context Entropy Vs Cosine Similarity</text:p>
        </chart:title>
        <chart:legend chart:legend-position="end" svg:x="12.497cm" svg:y="4.507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D1:'file:///home/ependergast/LexicalSimplify/data/Sheet2'#Sheet2.D25" chart:data-source-has-labels="both" svg:x="1.359cm" svg:y="1.751cm" svg:width="10.442cm" svg:height="7.512cm">
          <chartooo:coordinate-region svg:x="2.086cm" svg:y="1.95cm" svg:width="9.621cm" svg:height="6.666cm"/>
          <chart:axis chart:dimension="x" chart:name="primary-x" chart:style-name="ch5">
            <chart:title svg:x="5.98cm" svg:y="9.472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5">
            <chart:title svg:x="0.451cm" svg:y="6.795cm" chart:style-name="ch7">
              <text:p>Cosine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25"/>
            <chart:regression-curve chart:style-name="ch10">
              <chart:equation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64cm" svg:height="10.168cm" xlink:href=".." xlink:type="simple" chart:class="chart:scatter" chart:style-name="ch1">
        <chart:title svg:x="5.99cm" svg:y="0.339cm" chart:style-name="ch2">
          <text:p>Context Entropy vs. Overlap</text:p>
        </chart:title>
        <chart:legend chart:legend-position="end" svg:x="11.813cm" svg:y="4.564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E1:'file:///home/ependergast/LexicalSimplify/data/Sheet2'#Sheet2.E25" chart:data-source-has-labels="both" svg:x="1.36cm" svg:y="1.727cm" svg:width="9.755cm" svg:height="7.257cm">
          <chartooo:coordinate-region svg:x="1.981cm" svg:y="1.926cm" svg:width="9.04cm" svg:height="6.411cm"/>
          <chart:axis chart:dimension="x" chart:name="primary-x" chart:style-name="ch5">
            <chart:title svg:x="5.637cm" svg:y="9.18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5.96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7cm" svg:height="10.512cm" xlink:href=".." xlink:type="simple" chart:class="chart:scatter" chart:style-name="ch1">
        <chart:title svg:x="4.442cm" svg:y="0.346cm" chart:style-name="ch2">
          <text:p>No Context Entropy vs Consine Similarity</text:p>
        </chart:title>
        <chart:legend chart:legend-position="end" svg:x="11.286cm" svg:y="4.736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D25 'file:///home/ependergast/LexicalSimplify/data/Sheet2'#Sheet2.D1:'file:///home/ependergast/LexicalSimplify/data/Sheet2'#Sheet2.D1" chart:data-source-has-labels="both" svg:x="1.349cm" svg:y="1.755cm" svg:width="9.261cm" svg:height="7.566cm">
          <chartooo:coordinate-region svg:x="2.076cm" svg:y="1.954cm" svg:width="8.347cm" svg:height="6.72cm"/>
          <chart:axis chart:dimension="x" chart:name="primary-x" chart:style-name="ch5">
            <chart:title svg:x="5.379cm" svg:y="9.531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826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6cm" svg:height="10.408cm" xlink:href=".." xlink:type="simple" chart:class="chart:scatter" chart:style-name="ch1">
        <chart:title svg:x="5.573cm" svg:y="0.344cm" chart:style-name="ch2">
          <text:p>No Context Entropy vs Overlap</text:p>
        </chart:title>
        <chart:legend chart:legend-position="end" svg:x="14.843cm" svg:y="4.909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E1:'file:///home/ependergast/LexicalSimplify/data/Sheet2'#Sheet2.E25" chart:data-source-has-labels="both" svg:x="1.354cm" svg:y="1.747cm" svg:width="12.803cm" svg:height="7.472cm">
          <chartooo:coordinate-region svg:x="1.975cm" svg:y="1.946cm" svg:width="11.995cm" svg:height="6.626cm"/>
          <chart:axis chart:dimension="x" chart:name="primary-x" chart:style-name="ch5">
            <chart:title svg:x="7.155cm" svg:y="9.42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096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2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331cm" svg:y="2.318cm" svg:width="8.722cm" svg:height="5.521cm">
          <chartooo:coordinate-region svg:x="2.058cm" svg:y="2.517cm" svg:width="7.901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6">
            <chart:title svg:x="0.451cm" svg:y="6.273cm" chart:style-name="ch8">
              <text:p>Cosin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331cm" svg:y="2.318cm" svg:width="8.722cm" svg:height="5.521cm">
          <chartooo:coordinate-region svg:x="1.952cm" svg:y="2.517cm" svg:width="8.007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8">
            <chart:title svg:x="0.451cm" svg:y="5.691cm" chart:style-name="ch9">
              <text:p>Overlap</text:p>
            </chart:title>
            <chart:grid chart:style-name="ch10" chart:class="major"/>
          </chart:axis>
          <chart:series chart:style-name="ch11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94cm" svg:y="0.316cm" chart:style-name="ch2">
          <text:p>No 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331cm" svg:y="2.318cm" svg:width="8.722cm" svg:height="5.521cm">
          <chartooo:coordinate-region svg:x="2.058cm" svg:y="2.517cm" svg:width="7.808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8">
            <chart:title svg:x="0.451cm" svg:y="6.366cm" chart:style-name="ch9">
              <text:p>Cosine Similarity</text:p>
            </chart:title>
            <chart:grid chart:style-name="ch10" chart:class="major"/>
          </chart:axis>
          <chart:series chart:style-name="ch11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No 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331cm" svg:y="2.318cm" svg:width="8.722cm" svg:height="5.521cm">
          <chartooo:coordinate-region svg:x="1.952cm" svg:y="2.517cm" svg:width="7.914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6">
            <chart:title svg:x="0.451cm" svg:y="5.691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